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fo:color="#004dbb"/>
    </style:style>
    <style:style style:name="T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/* Welcome to the SQL mini project. For this project, you will use</text:span></text:p>
      <text:p text:style-name="P1"><text:span text:style-name="T1">Springboard' online SQL platform, which you can log into through the</text:span></text:p>
      <text:p text:style-name="P1"><text:span text:style-name="T1">following link:</text:span></text:p>
      <text:p text:style-name="P1"><text:span text:style-name="T1"/></text:p>
      <text:p text:style-name="P1"><text:a xlink:href="https://sql.springboard.com/"><text:span text:style-name="T2">https://sql.springboard.com/</text:span></text:a><text:span text:style-name="T3"/></text:p>
      <text:p text:style-name="P1"><text:span text:style-name="T3">Username: student</text:span></text:p>
      <text:p text:style-name="P1"><text:span text:style-name="T3">Password: learn_sql@springboard</text:span></text:p>
      <text:p text:style-name="P1"><text:span text:style-name="T3"/></text:p>
      <text:p text:style-name="P1"><text:span text:style-name="T3">The data you need is in the "country_club" database. This database</text:span></text:p>
      <text:p text:style-name="P1"><text:span text:style-name="T3">contains 3 tables:</text:span></text:p>
      <text:p text:style-name="P1"><text:span text:style-name="T3"><text:s text:c="4"/>i) the "Bookings" table,</text:span></text:p>
      <text:p text:style-name="P1"><text:span text:style-name="T3"><text:s text:c="4"/>ii) the "Facilities" table, and</text:span></text:p>
      <text:p text:style-name="P1"><text:span text:style-name="T3"><text:s text:c="4"/>iii) the "Members" table.</text:span></text:p>
      <text:p text:style-name="P1"><text:span text:style-name="T3"/></text:p>
      <text:p text:style-name="P1"><text:span text:style-name="T3">Note that, if you need to, you can also download these tables locally.</text:span></text:p>
      <text:p text:style-name="P1"><text:span text:style-name="T3"/></text:p>
      <text:p text:style-name="P1"><text:span text:style-name="T3">In the mini project, you'll be asked a series of questions. You can</text:span></text:p>
      <text:p text:style-name="P1"><text:span text:style-name="T3">solve them using the platform, but for the final deliverable,</text:span></text:p>
      <text:p text:style-name="P1"><text:span text:style-name="T3">paste the code for each solution into this script, and upload it</text:span></text:p>
      <text:p text:style-name="P1"><text:span text:style-name="T3">to your GitHub.</text:span></text:p>
      <text:p text:style-name="P1"><text:span text:style-name="T3"/></text:p>
      <text:p text:style-name="P1"><text:span text:style-name="T3">Before starting with the questions, feel free to take your time,</text:span></text:p>
      <text:p text:style-name="P1"><text:span text:style-name="T3">exploring the data, and getting acquainted with the 3 tables. */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/* Q1: Some of the facilities charge a fee to members, but some do not.</text:span></text:p>
      <text:p text:style-name="P1"><text:span text:style-name="T3">Please list the names of the facilities that do. */</text:span></text:p>
      <text:p text:style-name="P1"><text:span text:style-name="T3"/></text:p>
      <text:p text:style-name="P1"><text:span text:style-name="T4">SELECT name </text:span></text:p>
      <text:p text:style-name="P1"><text:span text:style-name="T4">FROM Facilities</text:span></text:p>
      <text:p text:style-name="P1"><text:span text:style-name="T4">WHERE membercost != 0</text:span></text:p>
      <text:p text:style-name="P1"><text:span text:style-name="T5"/></text:p>
      <text:p text:style-name="P1"><text:span text:style-name="T5">/* Q2: How many facilities do not charge a fee to members? */</text:span></text:p>
      <text:p text:style-name="P1"><text:span text:style-name="T5"/></text:p>
      <text:p text:style-name="P1"><text:span text:style-name="T6">SELECT COUNT(name) AS 'no_charge_facilities'</text:span></text:p>
      <text:p text:style-name="P1"><text:span text:style-name="T6">FROM Facilities</text:span></text:p>
      <text:p text:style-name="P1"><text:span text:style-name="T6">WHERE membercost = 0</text:span></text:p>
      <text:p text:style-name="P1"><text:span text:style-name="T7"/></text:p>
      <text:p text:style-name="P1"><text:span text:style-name="T7">/* Q3: How can you produce a list of facilities that charge a fee to members,</text:span></text:p>
      <text:p text:style-name="P1"><text:span text:style-name="T7">where the fee is less than 20% of the facility's monthly maintenance cost?</text:span></text:p>
      <text:p text:style-name="P1"><text:span text:style-name="T7">Return the facid, facility name, member cost, and monthly maintenance of the</text:span></text:p>
      <text:p text:style-name="P1"><text:span text:style-name="T7">facilities in question. */</text:span></text:p>
      <text:p text:style-name="P1"><text:span text:style-name="T7"/></text:p>
      <text:p text:style-name="P1"><text:span text:style-name="T8">SELECT facid, name AS 'facility_name', membercost, monthlymaintenance</text:span></text:p>
      <text:p text:style-name="P1"><text:span text:style-name="T8">FROM Facilities</text:span></text:p>
      <text:p text:style-name="P1"><text:span text:style-name="T8">WHERE membercost != 0</text:span></text:p>
      <text:p text:style-name="P1"><text:span text:style-name="T8">AND membercost &lt; 0.2 * monthlymaintenance</text:span></text:p>
      <text:p text:style-name="P1"><text:span text:style-name="T9"/></text:p>
      <text:p text:style-name="P1"><text:span text:style-name="T9">/* Q4: How can you retrieve the details of facilities with ID 1 and 5?</text:span></text:p>
      <text:p text:style-name="P1"><text:span text:style-name="T9">Write the query without using the OR operator. */</text:span></text:p>
      <text:p text:style-name="P1"><text:span text:style-name="T9"/></text:p>
      <text:p text:style-name="P1"><text:span text:style-name="T10">SELECT * </text:span></text:p>
      <text:p text:style-name="P1"><text:span text:style-name="T10">FROM Facilities</text:span></text:p>
      <text:p text:style-name="P1"><text:span text:style-name="T10">WHERE facid IN (1, 5)</text:span></text:p>
      <text:p text:style-name="P1"><text:span text:style-name="T11"/></text:p>
      <text:p text:style-name="P1"><text:span text:style-name="T11">/* Q5: How can you produce a list of facilities, with each labelled as</text:span></text:p>
      <text:p text:style-name="P1"><text:span text:style-name="T11">'cheap' or 'expensive', depending on if their monthly maintenance cost is</text:span></text:p>
      <text:p text:style-name="P1"><text:span text:style-name="T11">more than $100? Return the name and monthly maintenance of the facilities</text:span></text:p>
      <text:p text:style-name="P1"><text:span text:style-name="T11">in question. */</text:span></text:p>
      <text:p text:style-name="P1"><text:span text:style-name="T11"/></text:p>
      <text:p text:style-name="P1"><text:span text:style-name="T12">SELECT name, monthlymaintenance,</text:span></text:p>
      <text:p text:style-name="P1"><text:span text:style-name="T12">CASE WHEN monthlymaintenance &lt; 100 THEN 'cheap'</text:span></text:p>
      <text:p text:style-name="P1"><text:span text:style-name="T12">ELSE 'expensive' END AS class</text:span></text:p>
      <text:p text:style-name="P1"><text:span text:style-name="T12">FROM Facilities</text:span></text:p>
      <text:p text:style-name="P1"><text:span text:style-name="T13"/></text:p>
      <text:p text:style-name="P1"><text:span text:style-name="T13">/* Q6: You'd like to get the first and last name of the last member(s)</text:span></text:p>
      <text:p text:style-name="P1"><text:span text:style-name="T13">who signed up. Do not use the LIMIT clause for your solution. */</text:span></text:p>
      <text:p text:style-name="P1"><text:span text:style-name="T13"/></text:p>
      <text:p text:style-name="P1"><text:span text:style-name="T14">SELECT firstname, surname</text:span></text:p>
      <text:p text:style-name="P1"><text:span text:style-name="T14">FROM Members</text:span></text:p>
      <text:p text:style-name="P1"><text:span text:style-name="T14">WHERE joindate = (SELECT MAX(joindate) FROM Members)</text:span></text:p>
      <text:p text:style-name="P1"><text:span text:style-name="T15"/></text:p>
      <text:p text:style-name="P1"><text:span text:style-name="T15">/* Q7: How can you produce a list of all members who have used a tennis court?</text:span></text:p>
      <text:p text:style-name="P1"><text:span text:style-name="T15">Include in your output the name of the court, and the name of the member</text:span></text:p>
      <text:p text:style-name="P1"><text:span text:style-name="T15">formatted as a single column. Ensure no duplicate data, and order by</text:span></text:p>
      <text:p text:style-name="P1"><text:span text:style-name="T15">the member name. */</text:span></text:p>
      <text:p text:style-name="P1"><text:span text:style-name="T15"/></text:p>
      <text:p text:style-name="P1"><text:span text:style-name="T16">SELECT Facilities.name, CONCAT(Members.firstname, ' ', Members.surname) AS name</text:span></text:p>
      <text:p text:style-name="P1"><text:span text:style-name="T16">FROM Bookings</text:span></text:p>
      <text:p text:style-name="P1"><text:span text:style-name="T16">JOIN Facilities</text:span></text:p>
      <text:p text:style-name="P1"><text:span text:style-name="T16">ON Bookings.facid = Facilities.facid</text:span></text:p>
      <text:p text:style-name="P1"><text:span text:style-name="T16">AND Facilities.name LIKE<text:s text:c="2"/>'Tennis Court%'</text:span></text:p>
      <text:p text:style-name="P1"><text:span text:style-name="T16">JOIN Members</text:span></text:p>
      <text:p text:style-name="P1"><text:span text:style-name="T16">ON Bookings.memid = Members.memid</text:span></text:p>
      <text:p text:style-name="P1"><text:span text:style-name="T16">GROUP BY Facilities.name, Members.firstname, Members.surname</text:span></text:p>
      <text:p text:style-name="P1"><text:span text:style-name="T16">ORDER BY name</text:span></text:p>
      <text:p text:style-name="P1"><text:span text:style-name="T17"/></text:p>
      <text:p text:style-name="P1"><text:span text:style-name="T17">/* Q8: How can you produce a list of bookings on the day of 2012-09-14 which</text:span></text:p>
      <text:p text:style-name="P1"><text:span text:style-name="T17">will cost the member (or guest) more than $30? Remember that guests have</text:span></text:p>
      <text:p text:style-name="P1"><text:span text:style-name="T17">different costs to members (the listed costs are per half-hour 'slot'), and</text:span></text:p>
      <text:p text:style-name="P1"><text:span text:style-name="T17">the guest user's ID is always 0. Include in your output the name of the</text:span></text:p>
      <text:p text:style-name="P1"><text:span text:style-name="T17">facility, the name of the member formatted as a single column, and the cost.</text:span></text:p>
      <text:p text:style-name="P1"><text:span text:style-name="T17">Order by descending cost, and do not use any subqueries. */</text:span></text:p>
      <text:p text:style-name="P1"><text:span text:style-name="T17"/></text:p>
      <text:p text:style-name="P1"><text:span text:style-name="T18">SELECT Facilities.name, CONCAT(Members.firstname, ' ', Members.surname) AS name,</text:span></text:p>
      <text:p text:style-name="P1"><text:span text:style-name="T18">CASE WHEN Members.memid=0 THEN (Facilities.guestcost*Bookings.slots)</text:span></text:p>
      <text:p text:style-name="P1"><text:span text:style-name="T18">WHEN Members.memid !=0 THEN (Facilities.membercost*Bookings.slots) END AS cost</text:span></text:p>
      <text:p text:style-name="P1"><text:span text:style-name="T18">FROM Bookings</text:span></text:p>
      <text:p text:style-name="P1"><text:span text:style-name="T18">JOIN Facilities</text:span></text:p>
      <text:p text:style-name="P1"><text:span text:style-name="T18">ON Bookings.facid = Facilities.facid</text:span></text:p>
      <text:p text:style-name="P1"><text:span text:style-name="T18">JOIN Members</text:span></text:p>
      <text:p text:style-name="P1"><text:span text:style-name="T18">ON Bookings.memid = Members.memid</text:span></text:p>
      <text:p text:style-name="P1"><text:span text:style-name="T18">WHERE Bookings.starttime LIKE '2012-09-14%'</text:span></text:p>
      <text:p text:style-name="P1"><text:span text:style-name="T18">HAVING cost &gt; 30</text:span></text:p>
      <text:p text:style-name="P1"><text:span text:style-name="T18">ORDER BY cost DESC</text:span></text:p>
      <text:p text:style-name="P1"><text:span text:style-name="T19"/></text:p>
      <text:p text:style-name="P1"><text:span text:style-name="T19">/* Q9: This time, produce the same result as in Q8, but using a subquery. */</text:span></text:p>
      <text:p text:style-name="P1"><text:span text:style-name="T19"/></text:p>
      <text:p text:style-name="P1"><text:span text:style-name="T20">SELECT sub.facilityname, sub.name, sub.cost </text:span></text:p>
      <text:p text:style-name="P1"><text:span text:style-name="T20">FROM (SELECT Facilities.name AS facilityname, CONCAT(Members.firstname, ' ', Members.surname) AS name,</text:span></text:p>
      <text:p text:style-name="P1"><text:span text:style-name="T20">CASE WHEN Members.memid=0 THEN (Facilities.guestcost*Bookings.slots)</text:span></text:p>
      <text:p text:style-name="P1"><text:span text:style-name="T20">WHEN Members.memid !=0 THEN (Facilities.membercost*Bookings.slots) END AS cost</text:span></text:p>
      <text:p text:style-name="P1"><text:span text:style-name="T20">FROM Bookings</text:span></text:p>
      <text:p text:style-name="P1"><text:span text:style-name="T20">JOIN Facilities</text:span></text:p>
      <text:p text:style-name="P1"><text:span text:style-name="T20">ON Bookings.facid = Facilities.facid</text:span></text:p>
      <text:p text:style-name="P1"><text:span text:style-name="T20">JOIN Members</text:span></text:p>
      <text:p text:style-name="P1"><text:span text:style-name="T20">ON Bookings.memid = Members.memid</text:span></text:p>
      <text:p text:style-name="P1"><text:span text:style-name="T20">WHERE Bookings.starttime LIKE '2012-09-14%')sub</text:span></text:p>
      <text:p text:style-name="P1"><text:span text:style-name="T20">HAVING cost &gt; 30</text:span></text:p>
      <text:p text:style-name="P1"><text:span text:style-name="T20">ORDER BY cost DESC</text:span></text:p>
      <text:p text:style-name="P1"><text:span text:style-name="T21"/></text:p>
      <text:p text:style-name="P1"><text:span text:style-name="T21"/></text:p>
      <text:p text:style-name="P1"><text:span text:style-name="T21">/* Q10: Produce a list of facilities with a total revenue less than 1000.</text:span></text:p>
      <text:p text:style-name="P1"><text:span text:style-name="T21">The output of facility name and total revenue, sorted by revenue. Remember</text:span></text:p>
      <text:p text:style-name="P1"><text:span text:style-name="T21">that there's a different cost for guests and members! */</text:span></text:p>
      <text:p text:style-name="P1"><text:span text:style-name="T21"/></text:p>
      <text:p text:style-name="P1"><text:span text:style-name="T22">SELECT Facilities.name, </text:span></text:p>
      <text:p text:style-name="P1"><text:span text:style-name="T22">SUM(CASE WHEN Members.memid = 0 THEN Facilities.guestcost*Bookings.slots ELSE Facilities.membercost*Bookings.slots END) AS total_revenue</text:span></text:p>
      <text:p text:style-name="P1"><text:span text:style-name="T22">FROM Bookings</text:span></text:p>
      <text:p text:style-name="P1"><text:span text:style-name="T22">JOIN Facilities</text:span></text:p>
      <text:p text:style-name="P1"><text:span text:style-name="T22">ON Bookings.facid = Facilities.facid</text:span></text:p>
      <text:p text:style-name="P1"><text:span text:style-name="T22">JOIN Members</text:span></text:p>
      <text:p text:style-name="P1"><text:span text:style-name="T22">ON Bookings.memid = Members.memid</text:span></text:p>
      <text:p text:style-name="P1"><text:span text:style-name="T22">GROUP BY 1</text:span></text:p>
      <text:p text:style-name="P1"><text:span text:style-name="T22">HAVING total_revenue&lt;1000</text:span></text:p>
      <text:p text:style-name="P1"><text:span text:style-name="T22">ORDER BY total_revenue </text:span></text:p>
      <text:p text:style-name="P1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